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style:font-size-asian="11pt" style:font-style-asian="italic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font-style="italic" officeooo:rsid="001542a3" officeooo:paragraph-rsid="001542a3" style:font-style-asian="italic" style:font-style-complex="italic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style:font-size-asian="11pt" style:font-style-asian="italic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style:font-size-asian="11pt" style:font-style-asian="italic" style:font-style-complex="italic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italic" officeooo:rsid="001542a3" officeooo:paragraph-rsid="001542a3" style:font-size-asian="11pt" style:font-style-asian="italic" style:font-style-complex="italic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normal" style:font-size-asian="11pt" style:font-style-asian="normal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fo:font-style="normal" officeooo:rsid="001542a3" officeooo:paragraph-rsid="001542a3" style:font-size-asian="11pt" style:font-style-asian="normal"/>
    </style:style>
    <style:style style:name="P9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157255" style:font-size-asian="11pt"/>
    </style:style>
    <style:style style:name="T3" style:family="text">
      <style:text-properties style:font-name="Calibri" fo:font-size="11pt" fo:language="fr" fo:country="FR" fo:font-style="italic" style:font-size-asian="11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23:02:04.475227719</dc:date>
    <meta:editing-duration>PT5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